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ext-properties style:font-name="Calibri"/>
    </style:style>
    <style:style style:name="ce24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6" style:family="table-cell" style:parent-style-name="Default" style:data-style-name="N0">
      <style:table-cell-properties style:vertical-align="middle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8" style:family="table-cell" style:parent-style-name="Default" style:data-style-name="N0">
      <style:table-cell-properties fo:background-color="transparent"/>
      <style:text-properties style:font-name="Calibri"/>
    </style:style>
    <style:style style:name="ce29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4" table:number-columns-repeated="992" table:default-cell-style-name="ce2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1" office:value-type="string" calcext:value-type="string" table:number-columns-spanned="1" table:number-rows-spanned="2">
            <text:p>Support bobine</text:p>
          </table:table-cell>
          <table:table-cell/>
          <table:table-cell table:style-name="ce24"/>
          <table:table-cell table:number-columns-repeated="997"/>
        </table:table-row>
        <table:table-row table:style-name="ro1">
          <table:table-cell table:style-name="ce2" table:formula="of:=SUM([.A3:.A96])" office:value-type="float" office:value="484" calcext:value-type="float">
            <text:p>484</text:p>
          </table:table-cell>
          <table:table-cell table:style-name="ce2" table:formula="of:=SUM([.B3:.B96])" office:value-type="float" office:value="331.34" calcext:value-type="float">
            <text:p>331,34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8])" office:value-type="float" office:value="323.6" calcext:value-type="float">
            <text:p>32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19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4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8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8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4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8" table:number-columns-repeated="990"/>
        </table:table-row>
        <table:table-row table:style-name="ro1">
          <table:table-cell office:value-type="float" office:value="20" calcext:value-type="float" table:number-columns-spanned="1" table:number-rows-spanned="17">
            <text:p>20</text:p>
          </table:table-cell>
          <table:table-cell table:style-name="ce6" office:value-type="float" office:value="10" calcext:value-type="float" table:number-columns-spanned="1" table:number-rows-spanned="17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4"/>
          <table:table-cell/>
          <table:table-cell table:style-name="ce24"/>
          <table:table-cell table:style-name="ce25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5"/>
          <table:table-cell table:style-name="ce22"/>
          <table:table-cell/>
          <table:table-cell table:style-name="ce25" table:number-columns-repeated="2"/>
          <table:table-cell/>
          <table:table-cell table:style-name="ce25"/>
          <table:table-cell table:style-name="ce8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5"/>
          <table:table-cell table:style-name="ce22"/>
          <table:table-cell/>
          <table:table-cell table:style-name="ce25" table:number-columns-repeated="2"/>
          <table:table-cell/>
          <table:table-cell table:style-name="ce25"/>
          <table:table-cell table:style-name="ce8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5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ce24"/>
          <table:table-cell table:style-name="ce25"/>
          <table:table-cell table:style-name="ce8"/>
          <table:table-cell table:number-columns-repeated="3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2"/>
          <table:table-cell/>
          <table:table-cell table:style-name="ce25"/>
          <table:table-cell table:style-name="ce8" table:number-columns-repeated="2"/>
          <table:table-cell table:number-columns-repeated="2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6 CHC</text:p>
          </table:table-cell>
          <table:table-cell table:formula="of:=SUM([.F16:.Z16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2"/>
          <table:table-cell table:style-name="ce25" table:number-columns-repeated="2"/>
          <table:table-cell table:number-columns-repeated="4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8:.Z18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5"/>
          <table:table-cell table:style-name="ce22"/>
          <table:table-cell table:style-name="ce25"/>
          <table:table-cell table:number-columns-repeated="5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9:.Z19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20:.Z20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1:.Z21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3:.Z2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4:.Z2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5"/>
          <table:table-cell/>
          <table:table-cell table:style-name="ce24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epRapWorld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4"/>
          <table:table-cell table:number-columns-repeated="995"/>
        </table:table-row>
        <table:table-row table:style-name="ro1">
          <table:table-cell office:value-type="float" office:value="70" calcext:value-type="float" table:number-columns-spanned="1" table:number-rows-spanned="17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otdigg</text:p>
          </table:table-cell>
          <table:table-cell office:value-type="string" calcext:value-type="string">
            <text:p>Cable 18 AWG Rouge 10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100mm</text:p>
          </table:table-cell>
          <table:table-cell table:formula="of:=SUM([.F29:.Z2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Vert 250m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Rouge 250m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250mm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300mm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Molex 700mm</text:p>
          </table:table-cell>
          <table:table-cell table:formula="of:=SUM([.F34:.Z34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000mm Dupont 2 pin</text:p>
          </table:table-cell>
          <table:table-cell table:formula="of:=SUM([.F35:.Z35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number-columns-repeated="996"/>
        </table:table-row>
        <table:table-row table:style-name="ro1">
          <table:covered-table-cell/>
          <table:table-cell/>
          <table:table-cell office:value-type="string" calcext:value-type="string">
            <text:p>Robotdigg / RS</text:p>
          </table:table-cell>
          <table:table-cell office:value-type="string" calcext:value-type="string">
            <text:p>Gaine Spiralée 1m</text:p>
          </table:table-cell>
          <table:table-cell table:formula="of:=SUM([.F36:.Z36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 / RepRapWorld</text:p>
          </table:table-cell>
          <table:table-cell office:value-type="string" calcext:value-type="string">
            <text:p>Micro interrupteur à levier</text:p>
          </table:table-cell>
          <table:table-cell table:formula="of:=SUM([.F37:.Z3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</text:p>
          </table:table-cell>
          <table:table-cell table:formula="of:=SUM([.F38:.Z38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court ?A</text:p>
          </table:table-cell>
          <table:table-cell table:formula="of:=SUM([.F39:.Z39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HS3001 1.20A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3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3ZZ</text:p>
          </table:table-cell>
          <table:table-cell table:formula="of:=SUM([.F42:.Z42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8ZZ</text:p>
          </table:table-cell>
          <table:table-cell table:formula="of:=SUM([.F43:.Z43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 table:style-name="ce24"/>
          <table:table-cell table:number-columns-repeated="99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5:.Z45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/>
          <table:table-cell table:number-columns-repeated="99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/>
          <table:table-cell table:number-columns-repeated="997"/>
        </table:table-row>
        <table:table-row table:style-name="ro2">
          <table:table-cell office:value-type="float" office:value="25" calcext:value-type="float" table:number-columns-spanned="1" table:number-rows-spanned="11">
            <text:p>25</text:p>
          </table:table-cell>
          <table:table-cell/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7:.Z47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1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5"/>
          <table:table-cell table:style-name="ce24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s micro interrupteur (4mm ?)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4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50:.Z50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51:.Z51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2:.Z5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c/cables-fils-accessoires/accessoires-de-cables-serre-cables-outils/gaine-thermoretractable-avec-adhesif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6"/>
          <table:table-cell table:style-name="ce22"/>
          <table:table-cell table:style-name="ce26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table:style-name="ce4" office:value-type="string" calcext:value-type="string">
            <text:p>RS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7"/>
          <table:table-cell table:style-name="ce29" table:number-columns-repeated="99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S ?</text:p>
          </table:table-cell>
          <table:table-cell office:value-type="string" calcext:value-type="string">
            <text:p>Cordon alimentation EU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20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8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8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2:.Z62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4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3:.Z63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4"/>
          <table:table-cell table:number-columns-repeated="99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Turbine 30x30x10 mm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9:.Z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80:.Z80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A (à trouver mieux)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B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6:.Z96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23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3]*[.E103]" office:value-type="float" office:value="0" calcext:value-type="float">
            <text:p>0</text:p>
          </table:table-cell>
          <table:table-cell/>
          <table:table-cell office:value-type="string" calcext:value-type="string">
            <text:p>RS ou e3D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3">
          <table:table-cell table:formula="of:=[.B104]*[.E104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29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4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ttps://rs-particuliers.com/WebCatalog/Multimetre_numerique__RS_Pro_RS14__10A_ac__600V_ac__600_V_ac_dc__1000_V-1231938.aspx" xlink:type="simple">RS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6"/>
          <table:table-cell table:style-name="ce22"/>
          <table:table-cell table:style-name="ce26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4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0:47:56.1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6T12:07:01.727000000</dc:date>
    <meta:print-date>2015-08-14T12:58:27Z</meta:print-date>
    <meta:editing-duration>PT15H11M50S</meta:editing-duration>
    <meta:editing-cycles>51</meta:editing-cycles>
    <meta:document-statistic meta:table-count="1" meta:cell-count="476" meta:object-count="0"/>
  </office:meta>
</office:document-meta>
</file>